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dobe Caslon Pro" svg:font-family="'Adobe Caslon Pro'"/>
    <style:font-face style:name="Helvetica Neue" svg:font-family="'Helvetica Neue'"/>
    <style:font-face style:name="OpenSymbol" svg:font-family="OpenSymbol"/>
    <style:font-face style:name="TimesNewRomanPSMT" svg:font-family="TimesNewRomanPSMT" style:font-family-generic="roman"/>
    <style:font-face style:name="Adobe Caslon Pro1" svg:font-family="'Adobe Caslon Pro'" style:font-pitch="variable"/>
    <style:font-face style:name="Helvetica Neue1" svg:font-family="'Helvetica Neue'"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435cm" style:rel-column-width="32515*"/>
    </style:style>
    <style:style style:name="Tableau1.B" style:family="table-column">
      <style:table-column-properties style:column-width="8.565cm" style:rel-column-width="33020*"/>
    </style:style>
    <style:style style:name="Tableau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e6e6e6"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6.823cm" style:rel-column-width="26301*"/>
    </style:style>
    <style:style style:name="Tableau3.B" style:family="table-column">
      <style:table-column-properties style:column-width="10.178cm" style:rel-column-width="39234*"/>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6.823cm" style:rel-column-width="26301*"/>
    </style:style>
    <style:style style:name="Tableau4.B" style:family="table-column">
      <style:table-column-properties style:column-width="10.178cm" style:rel-column-width="39234*"/>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e6e6e6" fo:padding="0.097cm" fo:border="0.002cm solid #000000">
        <style:background-image/>
      </style:table-cell-properties>
    </style:style>
    <style:style style:name="Tableau4.2" style:family="table-row">
      <style:table-row-properties style:min-row-height="0.601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6.823cm" style:rel-column-width="26301*"/>
    </style:style>
    <style:style style:name="Tableau5.B" style:family="table-column">
      <style:table-column-properties style:column-width="10.178cm" style:rel-column-width="39234*"/>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e6e6e6" fo:padding="0.097cm" fo:border="0.002cm solid #000000">
        <style:background-image/>
      </style:table-cell-properties>
    </style:style>
    <style:style style:name="Tableau5.2" style:family="table-row">
      <style:table-row-properties style:min-row-height="0.601cm"/>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Helvetica Neue1" fo:font-style="normal" style:font-style-asian="normal" style:font-style-complex="normal"/>
    </style:style>
    <style:style style:name="P9" style:family="paragraph" style:parent-style-name="Standard">
      <style:paragraph-properties fo:text-align="start" style:justify-single-word="false"/>
      <style:text-properties style:font-name="Helvetica Neue1" fo:font-style="normal" style:font-name-asian="Adobe Caslon Pro" style:font-style-asian="normal" style:font-name-complex="Adobe Caslon Pro" style:font-style-complex="normal"/>
    </style:style>
    <style:style style:name="P10" style:family="paragraph" style:parent-style-name="Standard">
      <style:paragraph-properties fo:text-align="center" style:justify-single-word="false"/>
      <style:text-properties style:font-name="Helvetica Neue1" fo:font-style="italic" style:font-style-asian="italic" style:font-style-complex="italic"/>
    </style:style>
    <style:style style:name="P11" style:family="paragraph" style:parent-style-name="Standard">
      <style:paragraph-properties fo:text-align="start" style:justify-single-word="false"/>
      <style:text-properties style:font-name="Helvetica Neue"/>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normal" style:font-style-asian="normal" style:font-style-complex="normal"/>
    </style:style>
    <style:style style:name="P17" style:family="paragraph" style:parent-style-name="Table_20_Contents">
      <style:text-properties fo:color="#b3b3b3" fo:font-weight="bold" style:font-weight-asian="bold" style:font-weight-complex="bold"/>
    </style:style>
    <style:style style:name="P18" style:family="paragraph" style:parent-style-name="Table_20_Contents">
      <style:text-properties style:use-window-font-color="true"/>
    </style:style>
    <style:style style:name="P19" style:family="paragraph" style:parent-style-name="Table_20_Contents">
      <style:text-properties style:use-window-font-color="true" fo:font-weight="bold" style:font-weight-asian="bold" style:font-weight-complex="bold"/>
    </style:style>
    <style:style style:name="P20" style:family="paragraph" style:parent-style-name="Table_20_Contents">
      <style:text-properties style:use-window-font-color="true" fo:font-weight="normal" style:font-weight-asian="normal" style:font-weight-complex="normal"/>
    </style:style>
    <style:style style:name="P21" style:family="paragraph" style:parent-style-name="Table_20_Contents">
      <style:text-properties style:use-window-font-color="true" style:font-name="Helvetica Neue1"/>
    </style:style>
    <style:style style:name="P22" style:family="paragraph" style:parent-style-name="Table_20_Contents">
      <style:text-properties style:use-window-font-color="true" style:font-name="Helvetica Neue1" fo:font-weight="bold" style:font-weight-asian="bold" style:font-weight-complex="bold"/>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text-properties fo:color="#ff0000"/>
    </style:style>
    <style:style style:name="P25" style:family="paragraph" style:parent-style-name="Table_20_Contents">
      <style:text-properties fo:color="#ff0000" fo:font-weight="normal" style:font-weight-asian="normal" style:font-weight-complex="normal"/>
    </style:style>
    <style:style style:name="P26" style:family="paragraph" style:parent-style-name="Table_20_Contents">
      <style:text-properties style:use-window-font-color="true"/>
    </style:style>
    <style:style style:name="P27" style:family="paragraph" style:parent-style-name="Table_20_Contents">
      <style:text-properties style:use-window-font-color="true" style:font-name="Helvetica Neue1"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Table_20_Contents">
      <style:text-properties style:use-window-font-color="true" style:font-name="Helvetica Neue1"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Table_20_Contents">
      <style:text-properties style:use-window-font-color="true" fo:font-weight="normal" style:font-weight-asian="normal" style:font-weight-complex="normal"/>
    </style:style>
    <style:style style:name="P30" style:family="paragraph" style:parent-style-name="Table_20_Contents">
      <style:text-properties style:use-window-font-color="true" fo:font-weight="bold" style:font-weight-asian="bold" style:font-weight-complex="bold"/>
    </style:style>
    <style:style style:name="P31" style:family="paragraph" style:parent-style-name="Table_20_Contents">
      <style:text-properties fo:color="#ff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Helvetica Neue"/>
    </style:style>
    <style:style style:name="T5" style:family="text">
      <style:text-properties style:font-name="Helvetica Neue" fo:font-style="normal" fo:font-weight="normal" style:font-style-asian="normal" style:font-weight-asian="normal" style:font-style-complex="normal" style:font-weight-complex="normal"/>
    </style:style>
    <style:style style:name="T6" style:family="text">
      <style:text-properties style:font-name="Helvetica Neue" style:font-name-asian="Adobe Caslon Pro" style:font-name-complex="Adobe Caslon Pro"/>
    </style:style>
    <style:style style:name="T7" style:family="text">
      <style:text-properties style:font-name="Helvetica Neue" fo:background-color="transparent" style:font-name-asian="Adobe Caslon Pro" style:font-name-complex="Adobe Caslon Pro"/>
    </style:style>
    <style:style style:name="T8" style:family="text">
      <style:text-properties fo:background-color="#ffff00"/>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dobe Caslon Pro1" fo:font-style="normal" style:font-style-asian="normal" style:font-style-complex="normal"/>
    </style:style>
    <style:style style:name="T12" style:family="text">
      <style:text-properties style:font-name="Adobe Caslon Pro1" fo:font-style="normal" style:font-name-asian="Arial Unicode MS" style:font-style-asian="normal" style:font-name-complex="Arial Unicode MS" style:font-style-complex="normal"/>
    </style:style>
    <style:style style:name="T13" style:family="text">
      <style:text-properties style:font-name="Adobe Caslon Pro" fo:font-style="normal" style:font-name-asian="Adobe Caslon Pro" style:font-style-asian="normal" style:font-name-complex="Adobe Caslon Pro" style:font-style-complex="normal"/>
    </style:style>
    <style:style style:name="T14" style:family="text">
      <style:text-properties style:font-name-asian="Adobe Caslon Pro" style:font-name-complex="Adobe Caslon Pro"/>
    </style:style>
    <style:style style:name="T15" style:family="text">
      <style:text-properties fo:font-weight="normal" style:font-weight-asian="normal" style:font-weight-complex="normal"/>
    </style:style>
    <style:style style:name="T16" style:family="text">
      <style:text-properties style:font-name="Verdana" fo:font-size="12pt" style:font-name-asian="TimesNewRomanPSMT" style:font-size-asian="12pt" style:font-name-complex="TimesNewRomanPSMT" style:font-size-complex="12pt"/>
    </style:style>
    <style:style style:name="T17" style:family="text">
      <style:text-properties style:font-name="Verdana"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fo:font-size="12pt" style:font-name-asian="TimesNewRomanPSMT" style:font-size-asian="12pt" style:font-name-complex="TimesNewRomanPSMT" style:font-size-complex="12pt"/>
    </style:style>
    <style:style style:name="T20" style:family="text">
      <style:text-properties style:use-window-font-color="true"/>
    </style:style>
    <style:style style:name="T21" style:family="text">
      <style:text-properties style:use-window-font-color="true" fo:font-weight="bold" style:font-weight-asian="bold" style:font-weight-complex="bold"/>
    </style:style>
    <style:style style:name="T22" style:family="text">
      <style:text-properties style:use-window-font-color="tru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text:span text:style-name="T4">È</text:span>GLES</text:p>
      <text:p text:style-name="P12">NB : entre / / la transcription phonologique SAMPA Morphalou</text:p>
      <table:table table:name="Tableau1" table:style-name="Tableau1">
        <table:table-column table:style-name="Tableau1.A"/>
        <table:table-column table:style-name="Tableau1.B"/>
        <table:table-row>
          <table:table-cell table:style-name="Tableau1.A1" office:value-type="string">
            <text:p text:style-name="P14">Règles doublons</text:p>
          </table:table-cell>
          <table:table-cell table:style-name="Tableau1.B1" office:value-type="string">
            <text:p text:style-name="P14">commentaires</text:p>
          </table:table-cell>
        </table:table-row>
        <table:table-row>
          <table:table-cell table:style-name="Tableau1.A2" office:value-type="string">
            <text:p text:style-name="Table_20_Contents"><text:span text:style-name="T1">EAU</text:span><text:tab/></text:p>
            <text:p text:style-name="Table_20_Contents"><text:span text:style-name="T1">/o/</text:span><text:tab/></text:p>
            <text:p text:style-name="Table_20_Contents"/>
            <text:p text:style-name="Table_20_Contents"><text:span text:style-name="T1">Règle </text:span>: La suite de caractères EAU est toujours indissociable (et non analysable e-au), qu'elle soit en début (eau-), en milieu (-eau-) ou en fin (-eau et -eaud, -eauds, -eaus, -eaux) de mot. Par ailleurs, elle transcrit toujours le phonème /o/.</text:p>
            <text:p text:style-name="Table_20_Contents"/>
            <text:p text:style-name="Table_20_Contents"><text:span text:style-name="T1">ATTENTION</text:span> à </text:p>
            <text:p text:style-name="Table_20_Contents">-eauds (4)</text:p>
            <text:p text:style-name="Standard">-eaud (4)</text:p>
            <text:p text:style-name="Table_20_Contents">-eaus (6)<text:tab/>et surtout</text:p>
            <text:p text:style-name="Table_20_Contents"><text:span text:style-name="T1">-eaux </text:span>(574)</text:p>
          </table:table-cell>
          <table:table-cell table:style-name="Tableau1.B2" office:value-type="string">
            <text:p text:style-name="Table_20_Contents">- 1528 lignes contiennent des mots avec -eau-, qui ne transcrivent pas un /o/ final.</text:p>
            <text:p text:style-name="Table_20_Contents">- 1156 lignes sont des mots avec -eau(d, ds, s, x) final </text:p>
            <text:p text:style-name="Table_20_Contents"/>
            <text:p text:style-name="Table_20_Contents"/>
          </table:table-cell>
        </table:table-row>
        <table:table-row>
          <table:table-cell table:style-name="Tableau1.A2" office:value-type="string">
            <text:p text:style-name="P13">EU</text:p>
            <text:p text:style-name="P13">/9/</text:p>
            <text:p text:style-name="Table_20_Contents"/>
            <text:p text:style-name="Table_20_Contents"><text:span text:style-name="T1">Règle </text:span>: La suite de caractères EU, <text:span text:style-name="T1">quand elle transcrit le phonème /9/</text:span>, est toujours indissociable (et non analysable en e-u), qu'elle soit en début (eu-) ou en milieu de mot (-eu-). <text:span text:style-name="T1">Attention ! Cette suite ne peut transcrire /9/ en finale de mot, car /9/ n'existe pas en finale.</text:span></text:p>
          </table:table-cell>
          <table:table-cell table:style-name="Tableau1.B2" office:value-type="string">
            <text:p text:style-name="Table_20_Contents">Cette règle ne souffre d'aucune exception, car -EU <text:s text:c="2"/>/9/ en finale de mot est impossible !</text:p>
            <text:p text:style-name="Table_20_Contents"/>
            <text:p text:style-name="Table_20_Contents"/>
          </table:table-cell>
        </table:table-row>
        <table:table-row>
          <table:table-cell table:style-name="Tableau1.A2" office:value-type="string">
            <text:p text:style-name="P17">- CH, -SH</text:p>
            <text:p text:style-name="P17"/>
            <text:p text:style-name="P17">règle caduque</text:p>
          </table:table-cell>
          <table:table-cell table:style-name="Tableau1.B2" office:value-type="string">
            <text:p text:style-name="Table_20_Contents">suppression de « c » transcrivant /S/ =&gt; la règle devient caduque, donc suppression de la règle CH, idem pour « s » transcrivant /S/</text:p>
          </table:table-cell>
        </table:table-row>
        <table:table-row>
          <table:table-cell table:style-name="Tableau1.A2" office:value-type="string">
            <text:p text:style-name="P19">DOUBLES CARACTERES</text:p>
          </table:table-cell>
          <table:table-cell table:style-name="Tableau1.B2" office:value-type="string">
            <text:p text:style-name="Table_20_Contents"/>
          </table:table-cell>
        </table:table-row>
        <table:table-row>
          <table:table-cell table:style-name="Tableau1.A2" office:value-type="string">
            <text:p text:style-name="P13">BB : <text:span text:style-name="T15"><text:s/>La suite de caractères BB est toujours indissociable (et non analysable en b-b), quelque soit son contexte d'apparition.</text:span></text:p>
            <text:p text:style-name="P23">NB : ne concerne qu'un seul mot, « koubba(s) »</text:p>
          </table:table-cell>
          <table:table-cell table:style-name="Tableau1.B2" office:value-type="string">
            <text:p text:style-name="Table_20_Contents">- BB : un seul mot, « koubba ». Les suites de caractère des 10 mots avec -b final non prononcé (-omb et -oub) ne se retrouvent pas en contexte -bb-.</text:p>
            <text:p text:style-name="Table_20_Contents"/>
            <text:p text:style-name="Table_20_Contents"/>
          </table:table-cell>
        </table:table-row>
        <table:table-row>
          <table:table-cell table:style-name="Tableau1.A2" office:value-type="string">
            <text:p text:style-name="P13">CC <text:span text:style-name="T15"><text:s/></text:span></text:p>
            <text:p text:style-name="P13">/k/</text:p>
            <text:p text:style-name="P13">Règle <text:span text:style-name="T15">: La suite de caractères CC, </text:span>quand elle transcrit le phonème /k/<text:span text:style-name="T15">, est toujours indissociable (et non analysable en c-c) et toujours en milieu de mot (-cc-). Dans la pratique, la seule suite, où CC ne transcrit que /k/ et peut être transcrite de manière </text:span><text:soft-page-break/><text:span text:style-name="T15">erronée, est </text:span>(-)acc-<text:span text:style-name="T15"> (en début et milieu de mot, 8924 lignes). </text:span></text:p>
          </table:table-cell>
          <table:table-cell table:style-name="Tableau1.B2" office:value-type="string">
            <text:p text:style-name="Table_20_Contents">- CC pour /k/ : -oc, -onc, -anc, -ac, -arc, -orc, -ainc (cf. content LIKE « %c% ») et encore d'autres, car il existe également -aincs, etc. (ie. content LIKE « %c_%) </text:p>
            <text:p text:style-name="Table_20_Contents">- <text:span text:style-name="T15">La seule suite, où CC ne transcrit que /k/, est (-)acc- (en début et milieu de mot, 8924 lignes). Bien que (-)occ- (ou autres) pourrait poser problème, dans la pratique, il n'y a </text:span><text:soft-page-break/><text:span text:style-name="T15">aucun mot, qui est mal retranscrit...</text:span></text:p>
            <text:p text:style-name="P23"/>
            <text:p text:style-name="P23">Sinon, CC transcrit également /t S/ dans « bruccio(s) » et « capriccio(s) et <text:s/>/k s/ (1988 lignes)</text:p>
            <text:p text:style-name="Table_20_Contents"/>
          </table:table-cell>
        </table:table-row>
        <table:table-row>
          <table:table-cell table:style-name="Tableau1.A2" office:value-type="string">
            <text:p text:style-name="P19">CC</text:p>
            <text:p text:style-name="P19">/s/</text:p>
            <text:p text:style-name="P19">règle caduque</text:p>
          </table:table-cell>
          <table:table-cell table:style-name="Tableau1.B2" office:value-type="string">
            <text:p text:style-name="Table_20_Contents">zéro entrée dans Morphalou ( mot avec <text:s/>la suite -cc-, où la suite -cc- transcrit le son /s/ n'existe pas) BUT CHECK succion, siccité, flaccide(?), accide (?), acciper, buccin et corriger acciacatura /a t S a/ et non /a k s j a/</text:p>
          </table:table-cell>
        </table:table-row>
        <table:table-row>
          <table:table-cell table:style-name="Tableau1.A2" office:value-type="string">
            <text:p text:style-name="P19">DD</text:p>
            <text:p text:style-name="P19">Règle <text:span text:style-name="T15">: La suite de caractères DD est toujours indissociable (et non analysable en d-d) et toujours en milieu de mot (-dd-). Dans la pratique, les seules suites, où DD <text:s/>peut être mal segmenté, sont </text:span>-oud-d<text:span text:style-name="T15">, </text:span>-ud-d<text:span text:style-name="T15">, </text:span>id-d<text:span text:style-name="T15"> (en début et milieu de mot, 174 lignes). </text:span></text:p>
          </table:table-cell>
          <table:table-cell table:style-name="Tableau1.B2" office:value-type="string">
            <text:p text:style-name="P18">-ord, -ard, -and, -aud, -ourd, -aid, -ond, -end, -ied, -ad, -oud, -oid, -aird, -uid, -id, -oeud, -od, -ud, -erd, -eld (en finale, ne retranscrivent pas /d/)</text:p>
            <text:p text:style-name="P18"/>
            <text:p text:style-name="P18">mots « racines » qui posent problème bouddha, buddleia, quidditatif, yiddish, puddler</text:p>
          </table:table-cell>
        </table:table-row>
        <table:table-row>
          <table:table-cell table:style-name="Tableau1.A2" office:value-type="string">
            <text:p text:style-name="P19">EE</text:p>
            <text:p text:style-name="P19">Règle <text:span text:style-name="T15">: La suite de caractères EE est toujours indissociable (et non analysable en <text:s/>e-e), quelque soit son contexte d'apparition. Elle transcrit toujours /i/. Exceptions : beethovenien et pedigree (/e/). Elle concerne 50 entrées principalement des emprunts de l'anglais.</text:span></text:p>
          </table:table-cell>
          <table:table-cell table:style-name="Tableau1.B2" office:value-type="string">
            <text:p text:style-name="Table_20_Contents">100 lignes, EE transcrit /i/ dans tous ses mots emprunts à l'anglais, sauf pour <text:s/>beethovenien et pedigree où ils transcrivent le /e/. NB : Dans <text:span text:style-name="T2">keeps</text:span><text:span text:style-name="T3">a</text:span><text:span text:style-name="T2">ke</text:span>, le <text:span text:style-name="T2">a</text:span><text:span text:style-name="T9"> transcrit un double-son /Ej/, à ajouter, si on décide de le transcrire comme ça. Autre possibilité (plus simple) : </text:span><text:span text:style-name="T2">keepsake</text:span><text:span text:style-name="T9"> serait transcrit /kips</text:span><text:span text:style-name="T10">E</text:span><text:span text:style-name="T9">k/ (cf. Petit Robert).</text:span></text:p>
          </table:table-cell>
        </table:table-row>
        <table:table-row>
          <table:table-cell table:style-name="Tableau1.A2" office:value-type="string">
            <text:p text:style-name="P19">FF</text:p>
            <text:p text:style-name="P19">/f/</text:p>
            <text:p text:style-name="P19">Règle <text:span text:style-name="T15">: La suite de caractères FF est toujours indissociable (et non analysable en f-f), en milieu(-ff-) ou en fin de mot (-ff). Dans la pratique, la seule suite, où FF peut être mal segmenté, est </text:span>-eff-<text:span text:style-name="T15">(en début et milieu de mot, plus de 3'000 entrées). </text:span></text:p>
            <text:p text:style-name="P20"/>
          </table:table-cell>
          <table:table-cell table:style-name="Tableau1.B2" office:value-type="string">
            <text:p text:style-name="Table_20_Contents">cerf, clef, nerf, d'où les seuls mots, qui peuvent poser problème sont ceux qui possèdent la suite -eff(-) (plus de 3'000<text:span text:style-name="T9">) et -rff(-)* (n'existe pas en FR).</text:span></text:p>
          </table:table-cell>
        </table:table-row>
        <table:table-row>
          <table:table-cell table:style-name="Tableau1.A2" office:value-type="string">
            <text:p text:style-name="P17">GG</text:p>
            <text:p text:style-name="P17">/g/</text:p>
          </table:table-cell>
          <table:table-cell table:style-name="Tableau1.B2" office:value-type="string">
            <text:p text:style-name="Table_20_Contents">pas de doublons. Lorsque des mots ont <text:s/>deux g de couleurs différentes, c'est parce qu'ils transcrivent des sons différents, ex : suggérer /s y g Z e R e/</text:p>
          </table:table-cell>
        </table:table-row>
        <table:table-row>
          <table:table-cell table:style-name="Tableau1.A2" office:value-type="string">
            <text:p text:style-name="P17">HH</text:p>
          </table:table-cell>
          <table:table-cell table:style-name="Tableau1.B2" office:value-type="string">
            <text:p text:style-name="Table_20_Contents">(pas d’occurrences en FR)</text:p>
          </table:table-cell>
        </table:table-row>
        <table:table-row>
          <table:table-cell table:style-name="Tableau1.A2" office:value-type="string">
            <text:p text:style-name="P19">II</text:p>
            <text:p text:style-name="P19">/ij/</text:p>
          </table:table-cell>
          <table:table-cell table:style-name="Tableau1.B2" office:value-type="string">
            <text:p text:style-name="Table_20_Contents">la suite II transcrit systématiquement la voyelle + la semi-voyelle, pas de doublons.</text:p>
          </table:table-cell>
        </table:table-row>
        <table:table-row>
          <table:table-cell table:style-name="Tableau1.A2" office:value-type="string">
            <text:p text:style-name="P17">JJ</text:p>
          </table:table-cell>
          <table:table-cell table:style-name="Tableau1.B2" office:value-type="string">
            <text:p text:style-name="Table_20_Contents">(pas d’occurrences en FR)</text:p>
          </table:table-cell>
        </table:table-row>
        <table:table-row>
          <table:table-cell table:style-name="Tableau1.A2" office:value-type="string">
            <text:p text:style-name="P19">KK</text:p>
            <text:p text:style-name="P19"><text:soft-page-break/>/k/</text:p>
          </table:table-cell>
          <table:table-cell table:style-name="Tableau1.B2" office:value-type="string">
            <text:p text:style-name="P18">20 occurrences, akkadien et drakkar, pas de <text:soft-page-break/>doublon.</text:p>
          </table:table-cell>
        </table:table-row>
        <table:table-row>
          <table:table-cell table:style-name="Tableau1.A2" office:value-type="string">
            <text:p text:style-name="P19">LL</text:p>
            <text:p text:style-name="P19">/l/</text:p>
            <text:p text:style-name="P19">Règle <text:span text:style-name="T15">: La suite de caractères LL, qui transcrit /l/ <text:s/>est toujours indissociable (et non analysable en l-l), en début (ll-), en milieu(-ll-) ou en fin de mot (-ll). Dans la pratique, les seules suites, où LL peut être mal segmenté, sont </text:span>-ull- et -ill- <text:span text:style-name="T15">(plus de 4'000 entrées, mais attention aux entrées indésirables ). </text:span></text:p>
            <text:p text:style-name="P25"/>
          </table:table-cell>
          <table:table-cell table:style-name="Tableau1.B2" office:value-type="string">
            <text:p text:style-name="P18">Quand LL transcrit /l/ (ATTENTION ! ET NON /j/ ex : paille), 2 seuls segmentations peuvent être erronées : ul-l, il-l. Problème : dans la base de données, lorsque l'on spécifie que LL transcrit /l/, on ne peut exclure les cas où le mot contient un L de plus, qui transcrit /l/ (ou autres cas de figures possibles). Donc cette requête couvre tous les mots doublons avec LL et en plus des mots (avec trois L, etc.) indésirables.</text:p>
            <text:p text:style-name="P18"/>
            <text:p text:style-name="P18">(all, ell, oll, yll,  : OK) </text:p>
            <text:p text:style-name="P18"/>
            <text:p text:style-name="P25">ATTENTION ! footbal-leur, alors que ALL n'est pas sensé poser de problème (Car A et AL pour /O/ existent, donc footbAL-Leur possible !). Donc, les règles ne tiennent pas compte de certaines exceptions, etc.</text:p>
          </table:table-cell>
        </table:table-row>
        <table:table-row>
          <table:table-cell table:style-name="Tableau1.A2" office:value-type="string">
            <text:p text:style-name="P19">ILL</text:p>
            <text:p text:style-name="P19">/j/ ou /il/</text:p>
            <text:p text:style-name="P20">selon la version</text:p>
          </table:table-cell>
          <table:table-cell table:style-name="Tableau1.B2" office:value-type="string">
            <text:p text:style-name="P18"><text:span text:style-name="T1">version AF : </text:span>Ce problème ne se pose plus avec la version AF où les trois semi-voyelles ont chacune une couleur, ce qui évite les questions de doubles-couleurs avec /j/</text:p>
            <text:p text:style-name="P19">version Yves : <text:span text:style-name="T15">AF ne peut tester, car pas de <text:s/>.jar disponible pour cette version</text:span></text:p>
          </table:table-cell>
        </table:table-row>
        <table:table-row>
          <table:table-cell table:style-name="Tableau1.A2" office:value-type="string">
            <text:p text:style-name="P22">MM</text:p>
            <text:p text:style-name="P22">/m/</text:p>
            <text:p text:style-name="P22">Règle <text:span text:style-name="T15">: La suite de caractères MM, qui transcrit /m/ <text:s/>est toujours indissociable (et non analysable en m-m), en milieu(-mm-) ou en fin de mot (-mm).</text:span></text:p>
          </table:table-cell>
          <table:table-cell table:style-name="Tableau1.B2" office:value-type="string">
            <text:p text:style-name="P27">Pas de doublons !</text:p>
            <text:p text:style-name="P27">(amm, emm, imm, omm, umm : OK)</text:p>
            <text:p text:style-name="P21"><text:span text:style-name="T18">Par contre, un problème de mise en couleur : mégohmmètre(s) (4 entrées). Il faut ajouter -hmm- à la liste des phonèmes (ajouté, 7 déc 2012).</text:span></text:p>
          </table:table-cell>
        </table:table-row>
        <table:table-row>
          <table:table-cell table:style-name="Tableau1.A2" office:value-type="string">
            <text:p text:style-name="P22">NN</text:p>
            <text:p text:style-name="P28">/n/</text:p>
            <text:p text:style-name="P22"><text:span text:style-name="T19">Règle </text:span><text:span text:style-name="T18">: La suite de caractères NN, qui transcrit /n/ <text:s/>est toujours indissociable (et non analysable en n-n), en milieu(-nn-) ou en fin de mot (-nn).</text:span></text:p>
          </table:table-cell>
          <table:table-cell table:style-name="Tableau1.B2" office:value-type="string">
            <text:p text:style-name="P21">Pas de doublons !</text:p>
            <text:p text:style-name="P21">(ann, enn, inn, onn, unn : OK)</text:p>
          </table:table-cell>
        </table:table-row>
        <table:table-row>
          <table:table-cell table:style-name="Tableau1.A2" office:value-type="string">
            <text:p text:style-name="P28">OO</text:p>
            <text:p text:style-name="P28">/o o/ OU /O O/</text:p>
            <text:p text:style-name="P22"><text:span text:style-name="T19">Règle </text:span><text:span text:style-name="T18">: La suite de caractères OO, quelle que soit sa transcription, <text:s/>est toujours indissociable (et non analysable en o-o), en milieu(-oo-) ou en fin de mot (-oo).</text:span></text:p>
          </table:table-cell>
          <table:table-cell table:style-name="Tableau1.B2" office:value-type="string">
            <text:p text:style-name="P27">Pas de doublons !</text:p>
            <text:p text:style-name="P27"/>
            <text:p text:style-name="P27">NB : /o/ 256 entrées, /o o/ 150 entrées, /O/ 734 entrées, /O O/ 452 entrées</text:p>
          </table:table-cell>
        </table:table-row>
        <table:table-row>
          <table:table-cell table:style-name="Tableau1.A2" office:value-type="string">
            <text:p text:style-name="P28">PP</text:p>
            <text:p text:style-name="P28">/p/</text:p>
            <text:p text:style-name="P22"><text:span text:style-name="T19">Règle </text:span><text:span text:style-name="T18">: La suite de caractères PP, qui </text:span><text:soft-page-break/><text:span text:style-name="T18">transcrit /p/ <text:s/>est toujours indissociable (et non analysable en p-p), en milieu(-pp-) ou en fin de mot (-pp). Dans la pratique, les seules suites, où PP peut être mal segmenté, est </text:span><text:span text:style-name="T19">-app- </text:span><text:span text:style-name="T18">(près de 8'000 entrées). </text:span></text:p>
            <text:p text:style-name="P28"/>
          </table:table-cell>
          <table:table-cell table:style-name="Tableau1.B2" office:value-type="string">
            <text:p text:style-name="P21">ap-p : 7'968</text:p>
            <text:p text:style-name="P21"/>
            <text:p text:style-name="P21">(opp, epp, ipp, oupp sauf ajoup-pa !!!, upp : <text:soft-page-break/>OK)</text:p>
          </table:table-cell>
        </table:table-row>
        <table:table-row>
          <table:table-cell table:style-name="Tableau1.A2" office:value-type="string">
            <text:p text:style-name="P17">QQ</text:p>
          </table:table-cell>
          <table:table-cell table:style-name="Tableau1.B2" office:value-type="string">
            <text:p text:style-name="Table_20_Contents">(pas d’occurrences en FR)</text:p>
          </table:table-cell>
        </table:table-row>
        <table:table-row>
          <table:table-cell table:style-name="Tableau1.A2" office:value-type="string">
            <text:p text:style-name="P19">RR</text:p>
            <text:p text:style-name="P19">/R/</text:p>
            <text:p text:style-name="P19">Règle <text:span text:style-name="T15">: La suite de caractères RR est toujours indissociable (et non analysable en r-r), en milieu(-rr-) ou en fin de mot (-rr). Dans la pratique, la seule suite, où RR peut être mal segmenté, est </text:span>-err- /e/ <text:span text:style-name="T15">(192 entrées). </text:span></text:p>
          </table:table-cell>
          <table:table-cell table:style-name="Tableau1.B2" office:value-type="string">
            <text:p text:style-name="P18">er-r /e/ (192 entrées, ex : atterré, jerrican), </text:p>
            <text:p text:style-name="P18"/>
            <text:p text:style-name="P18">ajoutés à la liste (7 déc 2012)</text:p>
            <text:p text:style-name="P24"><text:span text:style-name="T21">hu</text:span><text:span text:style-name="T20">rrah </text:span><text:span text:style-name="T21">/u/ </text:span><text:span text:style-name="T22">et </text:span><text:span text:style-name="T21">ch</text:span><text:span text:style-name="T20">urrigueresque </text:span><text:span text:style-name="T21">/t S/ </text:span></text:p>
            <text:p text:style-name="P20"/>
            <text:p text:style-name="P18">arr, err /E/, érr, eurr, irr, orr, ourr, urr, yrr</text:p>
          </table:table-cell>
        </table:table-row>
        <table:table-row>
          <table:table-cell table:style-name="Tableau1.A2" office:value-type="string">
            <text:p text:style-name="P19">SS</text:p>
            <text:p text:style-name="P19">/s/</text:p>
            <text:p text:style-name="P19">Règle <text:span text:style-name="T15">: La suite de caractères SS est toujours indissociable (et non analysable en s-s) et <text:s/>en milieu de mot (-ss, sauf kss, lœss). Dans la pratique, les suites, où SS peut être mal segmenté, sont </text:span>as-s, es-s (transcrit /es/, sauf es-se /Es/), is-s, ïs-s, us-s, ins-s, ks-s (1 occurrence), ûs-s, ys-s<text:span text:style-name="T15"> (plus de 135'000 lignes).</text:span></text:p>
          </table:table-cell>
          <table:table-cell table:style-name="Tableau1.B2" office:value-type="string">
            <text:p text:style-name="P18">NB : ss(-), 135'432 entrées !</text:p>
            <text:p text:style-name="P18"/>
            <text:p text:style-name="P18">as-s, es-s (transcrit /es/, sauf es-se /Es/), is-s, ïs-s, us-s, ins-s, ks-s (1 occurrence), ûs-s, ys-s</text:p>
            <text:p text:style-name="P18"/>
            <text:p text:style-name="P18">anss, oss, âss : OK (env. 4'000 entrées)</text:p>
          </table:table-cell>
        </table:table-row>
        <table:table-row>
          <table:table-cell table:style-name="Tableau1.A2" office:value-type="string">
            <text:p text:style-name="P19">TT</text:p>
            <text:p text:style-name="P19">/t/</text:p>
            <text:p text:style-name="P20"/>
            <text:p text:style-name="P19">Règle <text:span text:style-name="T15">: La suite de caractères TT est toujours indissociable (et non analysable en t-t) et toujours en milieu de mot (-tt, sauf pschtt). Dans la pratique, les suites, où TT <text:s/>peut être mal segmenté, sont at-t, et-t /Et/, et-t /et/, it-t, (o)ut-t (près de 20'000 lignes).</text:span></text:p>
          </table:table-cell>
          <table:table-cell table:style-name="Tableau1.B2" office:value-type="string">
            <text:p text:style-name="P18">at-t (tous les contextes) (6922 entrées), et-t /Et/ (plus de 10'000), et-t /et/ (364 entrées), it-t (1006 entrées), (o)ut-t (898 entrées), </text:p>
            <text:p text:style-name="P18"/>
            <text:p text:style-name="P18">ajouté à la liste b<text:span text:style-name="T1">oë</text:span>tte <text:span text:style-name="T1">/wa/ </text:span><text:span text:style-name="T15">le 7 déc 2012</text:span></text:p>
            <text:p text:style-name="P31"/>
            <text:p text:style-name="P18">les seuls sans doublons : ott, ytt : OK</text:p>
          </table:table-cell>
        </table:table-row>
        <table:table-row>
          <table:table-cell table:style-name="Tableau1.A2" office:value-type="string">
            <text:p text:style-name="P19">UU</text:p>
            <text:p text:style-name="P19"/>
            <text:p text:style-name="P19"/>
          </table:table-cell>
          <table:table-cell table:style-name="Tableau1.B2" office:value-type="string">
            <text:p text:style-name="P27">Pas de doublons (quelle que soit la transcription) (36 entrées)</text:p>
          </table:table-cell>
        </table:table-row>
        <table:table-row>
          <table:table-cell table:style-name="Tableau1.A2" office:value-type="string">
            <text:p text:style-name="P17">VV</text:p>
          </table:table-cell>
          <table:table-cell table:style-name="Tableau1.B2" office:value-type="string">
            <text:p text:style-name="Table_20_Contents">(pas d’occurrences en FR)</text:p>
          </table:table-cell>
        </table:table-row>
        <table:table-row>
          <table:table-cell table:style-name="Tableau1.A2" office:value-type="string">
            <text:p text:style-name="P17">WW</text:p>
          </table:table-cell>
          <table:table-cell table:style-name="Tableau1.B2" office:value-type="string">
            <text:p text:style-name="Table_20_Contents">(pas d’occurrences en FR)</text:p>
          </table:table-cell>
        </table:table-row>
        <table:table-row>
          <table:table-cell table:style-name="Tableau1.A2" office:value-type="string">
            <text:p text:style-name="P17">XX</text:p>
          </table:table-cell>
          <table:table-cell table:style-name="Tableau1.B2" office:value-type="string">
            <text:p text:style-name="Table_20_Contents">(pas d’occurrences en FR)</text:p>
          </table:table-cell>
        </table:table-row>
        <table:table-row>
          <table:table-cell table:style-name="Tableau1.A2" office:value-type="string">
            <text:p text:style-name="P17">YY</text:p>
          </table:table-cell>
          <table:table-cell table:style-name="Tableau1.B2" office:value-type="string">
            <text:p text:style-name="Table_20_Contents">(pas d’occurrences en FR)</text:p>
          </table:table-cell>
        </table:table-row>
        <table:table-row>
          <table:table-cell table:style-name="Tableau1.A2" office:value-type="string">
            <text:p text:style-name="P19">ZZ</text:p>
            <text:p text:style-name="P19"/>
            <text:p text:style-name="P22"><text:span text:style-name="T19">Règle : </text:span><text:span text:style-name="T18">La suite de caractères ZZ <text:s/>est </text:span><text:soft-page-break/><text:span text:style-name="T18">toujours indissociable (et non analysable en z-z). Dans la pratique, la seule suite, où ZZ peut être mal segmenté, est </text:span><text:span text:style-name="T19">-izz- </text:span><text:span text:style-name="T18">. </text:span></text:p>
          </table:table-cell>
          <table:table-cell table:style-name="Tableau1.B2" office:value-type="string">
            <text:p text:style-name="P18"/>
            <text:p text:style-name="P18">ajouté à la liste le 7 déc 2012</text:p>
            <text:p text:style-name="P18"><text:span text:style-name="T1">j</text:span><text:span text:style-name="T15">azz</text:span> <text:span text:style-name="T1">/dZ/</text:span></text:p>
            <text:p text:style-name="P31"><text:soft-page-break/></text:p>
            <text:p text:style-name="P18">izz transcrit /iz/ (blizzard(s) et grizzli/y(s))</text:p>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
          </table:table-cell>
          <table:table-cell table:style-name="Tableau1.B2" office:value-type="string">
            <text:p text:style-name="P18"/>
          </table:table-cell>
        </table:table-row>
        <table:table-row>
          <table:table-cell table:style-name="Tableau1.A2" office:value-type="string">
            <text:p text:style-name="P19">MM</text:p>
            <text:p text:style-name="P19">/<text:span text:style-name="T16">a~m/</text:span></text:p>
          </table:table-cell>
          <table:table-cell table:style-name="Tableau1.B2" office:value-type="string">
            <text:p text:style-name="P18">Deux cas de figures : tous les <text:s/>MM ne posent pas de problèmes, sauf -EMM-, qui peut se lire /E m/ ou <text:span text:style-name="T15">/</text:span><text:span text:style-name="T17">a~m/.</text:span></text:p>
            <text:p text:style-name="P18">Plus de 2'500 entrées en début ou milieu de mot (en fait, remm-)</text:p>
          </table:table-cell>
        </table:table-row>
        <table:table-row>
          <table:table-cell table:style-name="Tableau1.A2" office:value-type="string">
            <text:p text:style-name="P19"/>
          </table:table-cell>
          <table:table-cell table:style-name="Tableau1.B2" office:value-type="string">
            <text:p text:style-name="Table_20_Contents">LL sauf -ill, -yll, MM sauf emm- <text:s/>/a<text:span text:style-name="T5">~</text:span> m/, NN sauf enn- /a<text:span text:style-name="T5">~</text:span> n/ (cf. fichiers CSV dont ...TOUS.csv et ...doublons_NN)</text:p>
          </table:table-cell>
        </table:table-row>
        <table:table-row>
          <table:table-cell table:style-name="Tableau1.A2" office:value-type="string">
            <text:p text:style-name="P19">Transcription de /d Z/</text:p>
            <text:p text:style-name="P19">graphèmes j, g, gg</text:p>
          </table:table-cell>
          <table:table-cell table:style-name="Tableau1.B2" office:value-type="string">
            <text:p text:style-name="P18">gg : 114 entrées (ex : appoggiature)</text:p>
          </table:table-cell>
        </table:table-row>
        <table:table-row>
          <table:table-cell table:style-name="Tableau1.A2" office:value-type="string">
            <text:p text:style-name="P19">Transcription de /t S/</text:p>
            <text:p text:style-name="P19">graphèmes c, cc, ch</text:p>
          </table:table-cell>
          <table:table-cell table:style-name="Tableau1.B2" office:value-type="string">
            <text:p text:style-name="P18">cc : bruccio</text:p>
          </table:table-cell>
        </table:table-row>
      </table:table>
      <text:p text:style-name="Standard"/>
      <text:p text:style-name="P7">CARACTERES</text:p>
      <text:p text:style-name="Standard"/>
      <table:table table:name="Tableau3" table:style-name="Tableau3">
        <table:table-column table:style-name="Tableau3.A"/>
        <table:table-column table:style-name="Tableau3.B"/>
        <table:table-row>
          <table:table-cell table:style-name="Tableau3.A1" office:value-type="string">
            <text:p text:style-name="P14">Caractères problématiques </text:p>
          </table:table-cell>
          <table:table-cell table:style-name="Tableau3.B1" office:value-type="string">
            <text:p text:style-name="P14">commentaires</text:p>
          </table:table-cell>
        </table:table-row>
        <table:table-row>
          <table:table-cell table:style-name="Tableau3.A2" office:value-type="string">
            <text:p text:style-name="P4">Pronoms (et autres) élidés</text:p>
            <text:p text:style-name="P4"/>
            <text:p text:style-name="P3">c', d', j', l', m', n', s', t', qu'</text:p>
            <text:p text:style-name="P3"/>
            <text:p text:style-name="P3">c', ç', m', n', s', t'</text:p>
            <text:p text:style-name="P3"/>
            <text:p text:style-name="P3"/>
            <text:p text:style-name="P3">ce, de, je, le, me, ne, se, te, que</text:p>
          </table:table-cell>
          <table:table-cell table:style-name="Tableau3.B2" office:value-type="string">
            <text:p text:style-name="Table_20_Contents"/>
            <text:p text:style-name="Table_20_Contents"/>
            <text:p text:style-name="Table_20_Contents">- formes élidées dans LEX2_inflection, « c' » est ERRONE</text:p>
            <text:p text:style-name="Table_20_Contents">- formes élidées dans LEX2_lemma, idem + « ç' » même si ajouté par AF dans</text:p>
            <text:p text:style-name="P15"/>
            <text:p text:style-name="Table_20_Contents"><text:span text:style-name="T2">ListePhonemesSAMPAGraphemes.xml <text:s/></text:span><text:span text:style-name="T9">et présent dans la BD comme /s/ (why ? Ask Stef')</text:span></text:p>
            <text:p text:style-name="Table_20_Contents">- les versions non élidées doivent conserver le <text:s/>e muet final (cf. strong form) </text:p>
            <text:p text:style-name="Table_20_Contents"/>
            <text:p text:style-name="Table_20_Contents"/>
            <text:p text:style-name="Table_20_Contents"/>
          </table:table-cell>
        </table:table-row>
        <text:soft-page-break/>
        <table:table-row>
          <table:table-cell table:style-name="Tableau3.A2" office:value-type="string">
            <text:p text:style-name="P4">Ligatures</text:p>
            <text:p text:style-name="P2"/>
            <text:p text:style-name="P1">-cœur, cœurs, sœur, sœurs, ...</text:p>
            <text:p text:style-name="P1"/>
            <text:p text:style-name="P1"/>
            <text:p text:style-name="P1"/>
            <text:p text:style-name="P1"/>
            <text:p text:style-name="P1">-<text:span text:style-name="T4">æ</text:span></text:p>
            <text:p text:style-name="P11"/>
            <text:p text:style-name="P11"/>
            <text:p text:style-name="P11"/>
            <text:p text:style-name="P1"><text:span text:style-name="T4">- </text:span><text:span text:style-name="T11">Æ, Œ, (&amp;), (ß,) </text:span><text:span text:style-name="T13">ﬀ</text:span><text:span text:style-name="T12">, </text:span><text:span text:style-name="T13">ﬁ</text:span><text:span text:style-name="T12">, </text:span><text:span text:style-name="T13">ﬂ</text:span><text:span text:style-name="T12">, </text:span><text:span text:style-name="T13">ﬃ</text:span><text:span text:style-name="T12">, </text:span><text:span text:style-name="T13">ﬄ</text:span></text:p>
            <text:p text:style-name="P4"/>
            <text:p text:style-name="P10">Majuscules non accentuées</text:p>
            <text:p text:style-name="P9"/>
            <text:p text:style-name="P8"><text:span text:style-name="T14">- </text:span><text:span text:style-name="T7">À, Â, Ç, È, É, Ê, Î, Ï, Ô (Á, Ã, Ä, Å, Ë, Ì, Í, Ñ, Ò, Ó, </text:span><text:span text:style-name="T6">Õ, Ö, Ù, Ú, Û, Ü)</text:span></text:p>
          </table:table-cell>
          <table:table-cell table:style-name="Tableau3.B2" office:value-type="string">
            <text:p text:style-name="Table_20_Contents"/>
            <text:p text:style-name="Table_20_Contents"/>
            <text:p text:style-name="Table_20_Contents">- o dans e (484 rows in LEX2_inflection and 105 in LEX2_lemma) : OK si le caractère spécifique est utilisé (c œ ur), sinon (c o e ur), zéro mise en couleurs ! (sauf oeil)</text:p>
            <text:p text:style-name="Table_20_Contents"/>
            <text:p text:style-name="Table_20_Contents">- a dans e (23 rows in LEX2_lemma, 0 in inflection) : ZERO car aucun mot n'a de transcription SAMPA dans Morphalou sauf et c<text:span text:style-name="T4">æ</text:span>tera</text:p>
            <text:p text:style-name="Table_20_Contents"/>
            <text:p text:style-name="Table_20_Contents">Adobe Caslon Pro (Cf. <text:span text:style-name="T2">A faire 5 juin 2012</text:span><text:span text:style-name="T9">)</text:span></text:p>
            <text:p text:style-name="P16"/>
            <text:p text:style-name="P16"/>
            <text:p text:style-name="P16"/>
            <text:p text:style-name="P16"/>
            <text:p text:style-name="P16">- intégrer les MAJuscules dans <text:span text:style-name="T2">RelationSAMPA... ? </text:span>OU alors ajouter du code (pour les correspondances) entre parenthèses toutes les majuscules accentuées ne pouvant pas être reproduites sur le clavier CH-FR OU n'ayant aucune occurrence en début de mot dans LEX2_inflection (donc, a priori pas de souci)</text:p>
          </table:table-cell>
        </table:table-row>
      </table:table>
      <text:p text:style-name="Standard">NB : pour « c' » il manque la transcription couleur (car c' pointe vers /s/, alors que Morphalou donne c' /k/)</text:p>
      <text:p text:style-name="Standard"/>
      <text:p text:style-name="P7">MOTS*</text:p>
      <text:p text:style-name="Standard"/>
      <table:table table:name="Tableau4" table:style-name="Tableau4">
        <table:table-column table:style-name="Tableau4.A"/>
        <table:table-column table:style-name="Tableau4.B"/>
        <table:table-row>
          <table:table-cell table:style-name="Tableau4.A1" office:value-type="string">
            <text:p text:style-name="P14">mots problématiques</text:p>
          </table:table-cell>
          <table:table-cell table:style-name="Tableau4.B1" office:value-type="string">
            <text:p text:style-name="P14">commentaires</text:p>
          </table:table-cell>
        </table:table-row>
        <table:table-row table:style-name="Tableau4.2">
          <table:table-cell table:style-name="Tableau4.A2" office:value-type="string">
            <text:p text:style-name="P5">Mots avec espace</text:p>
            <text:p text:style-name="P6">parce, aujourd', hui, -ci, tandis, afin, -delà, quant</text:p>
          </table:table-cell>
          <table:table-cell table:style-name="Tableau4.B2" office:value-type="string">
            <text:p text:style-name="Table_20_Contents"/>
            <text:p text:style-name="Table_20_Contents">Mots composés (dont les éléments séparés ne se retrouvent pas ailleurs, ex : contre-temps OK mais aujourd' et hui NON) <text:span text:style-name="T2"><text:s/>OK LEX2_lemma </text:span></text:p>
            <text:p text:style-name="P16">Rechercher tous ( lesquels ? Comment ?) les mots composés fréquents absents de LEX2 et les AJOUTER (dans les LEX2 ? Dans la nouvelle base unifiée?)</text:p>
          </table:table-cell>
        </table:table-row>
        <table:table-row>
          <table:table-cell table:style-name="Tableau4.A2" office:value-type="string">
            <text:p text:style-name="P4">Adj. dérivés des noms des peuples</text:p>
            <text:p text:style-name="P4"/>
            <text:p text:style-name="P3">suisse, anglais, anglaise, américain, américaine, polonais, polonaise, sud-africain, sud-africaine, hongrois, hongroise, érythréen, érythréenne, russe, serbe, péruvien, péruvienne, hollandais, hollandaise, chilien, chilienne, vénézuélien, vénézuélienne, argentin, argentine, <text:soft-page-break/>colombien, colombienne, biélorusse, portugais, portugaise, brésilien, brésilienne, français, française, franco-suisse, espagnol, espagnole, australien, australienne, somalien, somalienne, canadien, canadienne, chinois, chinoise, japonais, japonaise, allemand, allemande, suédois, suédoise, norvégien, norvégienne</text:p>
          </table:table-cell>
          <table:table-cell table:style-name="Tableau4.B2" office:value-type="string">
            <text:p text:style-name="Table_20_Contents"/>
            <text:p text:style-name="Table_20_Contents"/>
            <text:p text:style-name="Table_20_Contents">En fait, tous ces adjectifs sont présents ! Rechercher les adjectifs dérivés de nations manquants càd recenser TOUS les noms d'adjectifs de nations puis soustraire ceux présents et ajouter le reste érythréen, érythréens, érythréenne, érythréennes, péruvien, péruviens, péruvienne, péruviennes, <text:s/>chilien, chiliens, chilienne, chiliennes,</text:p>
            <text:p text:style-name="Table_20_Contents">vénézuélien, vénézuéliens, vénézuélienne, vénézuéliennes, </text:p>
            <text:p text:style-name="Table_20_Contents"><text:soft-page-break/>biélorusse, biélorusses, </text:p>
            <text:p text:style-name="Table_20_Contents">somalien, somaliens, somalienne, somaliennes,</text:p>
            <text:p text:style-name="Table_20_Contents">croate, croates,</text:p>
            <text:p text:style-name="Table_20_Contents"/>
            <text:p text:style-name="Table_20_Contents">(A AJOUTER y compris phonétique)</text:p>
            <text:p text:style-name="Table_20_Contents">éventuellement, ramasser la phonétique dans Lexique370 ! (but watch out for transcription errors)</text:p>
            <text:p text:style-name="Table_20_Contents"/>
            <text:p text:style-name="Table_20_Contents"/>
          </table:table-cell>
        </table:table-row>
        <table:table-row>
          <table:table-cell table:style-name="Tableau4.A2" office:value-type="string">
            <text:p text:style-name="P4">Noms des pays</text:p>
            <text:p text:style-name="P4"/>
            <text:p text:style-name="P3">Etats-Unis, Brésil, Hongrie, Pologne, Corée, Moldavie, Italie, Espagne, Hawaï, Macao</text:p>
          </table:table-cell>
          <table:table-cell table:style-name="Tableau4.B2" office:value-type="string">
            <text:p text:style-name="Table_20_Contents"/>
            <text:p text:style-name="Table_20_Contents"/>
            <text:p text:style-name="Table_20_Contents">Absence totale (nom propre) des noms de pays (à ajouter si nécessaire pour Yves ONLY)</text:p>
          </table:table-cell>
        </table:table-row>
        <table:table-row>
          <table:table-cell table:style-name="Tableau4.A2" office:value-type="string">
            <text:p text:style-name="P4">Dix,douze et nbres composés</text:p>
            <text:p text:style-name="P4"/>
            <text:p text:style-name="P3">dix, douze, <text:s/>dix-sept, dix-huit, dix-neuf, dix-neuf, quatre-vingt, quatre-vingts-un, quatre-vingt-deux, quatre-vingt-trois, quatre-vingt-quatre, quatre-vingt-cinq, quatre-vingtssix, quatre-vingt-sept, quatre-vingt-huit, quatre-vingtsneuf, quatre-vings-dix, quatre-vingt-onze, quatre-vingt-douze, quatre-vingt-treize, quatre-vingt-quatorze, quatre-vingt-quinze, quatre-vingt-quinze, quatre-vingt-seize, quatre-vingt-dix-sept, quatre-vingt-dix-huit, quatre-vingt-dix-neuf</text:p>
          </table:table-cell>
          <table:table-cell table:style-name="Tableau4.B2" office:value-type="string">
            <text:p text:style-name="Table_20_Contents"/>
            <text:p text:style-name="Table_20_Contents"/>
            <text:p text:style-name="Table_20_Contents">Absence de dix douze et de leurs composés, idem pour quatre-vingts (autres nombres composés problématiques ? CHECK)</text:p>
            <text:p text:style-name="Table_20_Contents">dans LEX2_lemma : dix, douze, quatre-vingt, quatre-vingt-dix : OK MAIS zéro pour les dix-... et les autres quatre-vingt- </text:p>
          </table:table-cell>
        </table:table-row>
        <table:table-row>
          <table:table-cell table:style-name="Tableau4.A2" office:value-type="string">
            <text:p text:style-name="P4">Autres</text:p>
            <text:p text:style-name="P3"/>
            <text:p text:style-name="P3">(quant), manager, post-it, T-shirt, Migros, Coop, <text:s/>-embre, -ante, re-</text:p>
            <text:p text:style-name="P3"/>
          </table:table-cell>
          <table:table-cell table:style-name="Tableau4.B2" office:value-type="string">
            <text:p text:style-name="Table_20_Contents"/>
            <text:p text:style-name="Table_20_Contents"/>
            <text:p text:style-name="Table_20_Contents">catch_all list : affixes, néologismes, marques, erreurs de prononciation, etc. NB : double couleur /t i/ pour le « T » de T-shirt NB : quel est le pluriel de « post-it » et de « T-shirt » ? CHECK</text:p>
          </table:table-cell>
        </table:table-row>
      </table:table>
      <text:p text:style-name="Standard">* y compris les mots absents de la liste de Joséphine à ajouter</text:p>
      <text:p text:style-name="Standard"/>
      <text:p text:style-name="Standard">NB : pour « manager » il manque la transcription couleur</text:p>
      <text:p text:style-name="Standard"/>
      <text:p text:style-name="P7">TRANSCRIPTIONS</text:p>
      <table:table table:name="Tableau5" table:style-name="Tableau5">
        <table:table-column table:style-name="Tableau5.A"/>
        <table:table-column table:style-name="Tableau5.B"/>
        <table:table-row>
          <table:table-cell table:style-name="Tableau5.A1" office:value-type="string">
            <text:p text:style-name="P14">mots problématiques </text:p>
          </table:table-cell>
          <table:table-cell table:style-name="Tableau5.B1" office:value-type="string">
            <text:p text:style-name="P14">commentaires</text:p>
          </table:table-cell>
        </table:table-row>
        <table:table-row table:style-name="Tableau5.2">
          <table:table-cell table:style-name="Tableau5.A2" office:value-type="string">
            <text:p text:style-name="P6">faisons /f <text:span text:style-name="T8">2</text:span> z o <text:span text:style-name="T4">~</text:span>/ <text:s/>/f @ z o <text:span text:style-name="T4">~</text:span>/</text:p>
          </table:table-cell>
          <table:table-cell table:style-name="Tableau5.B2" office:value-type="string">
            <text:p text:style-name="P15"/>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dobe Caslon Pro" svg:font-family="'Adobe Caslon Pro'"/>
    <style:font-face style:name="Helvetica Neue" svg:font-family="'Helvetica Neue'"/>
    <style:font-face style:name="OpenSymbol" svg:font-family="OpenSymbol"/>
    <style:font-face style:name="TimesNewRomanPSMT" svg:font-family="TimesNewRomanPSMT" style:font-family-generic="roman"/>
    <style:font-face style:name="Adobe Caslon Pro1" svg:font-family="'Adobe Caslon Pro'" style:font-pitch="variable"/>
    <style:font-face style:name="Helvetica Neue1" svg:font-family="'Helvetica Neue'"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apple-style-span" style:family="text" style:parent-style-name="Police_20_par_20_défau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ano Florez</meta:initial-creator>
    <meta:creation-date>2012-08-31T18:12:32</meta:creation-date>
    <dc:date>2012-12-08T00:18:32</dc:date>
    <dc:creator>Adriano Florez</dc:creator>
    <meta:editing-duration>P12DT3H22M19S</meta:editing-duration>
    <meta:editing-cycles>79</meta:editing-cycles>
    <meta:generator>OpenOffice.org/3.3$Unix OpenOffice.org_project/330m20$Build-9567</meta:generator>
    <meta:document-statistic meta:table-count="4" meta:image-count="0" meta:object-count="0" meta:page-count="7" meta:paragraph-count="192" meta:word-count="2283" meta:character-count="13381"/>
  </office:meta>
</office:document-meta>
</file>